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5" style:family="paragraph" style:parent-style-name="Standard2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ahoma1"/>
    </style:style>
    <style:style style:name="P7" style:family="paragraph" style:parent-style-name="Standard2">
      <style:text-properties style:font-name="Tahoma1"/>
    </style:style>
    <style:style style:name="P8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2">
      <style:text-properties style:font-name="Tahoma1"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84431856" text:id="ct84431856">
          <text:insertion>
            <office:change-info>
              <dc:creator>Gauthier Bastien</dc:creator>
              <dc:date>2014-09-09T11:48:00</dc:date>
            </office:change-info>
          </text:insertion>
        </text:changed-region>
        <text:changed-region xml:id="ct85869824" text:id="ct85869824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85870016" text:id="ct85870016">
          <text:insertion>
            <office:change-info>
              <dc:creator>Gauthier Bastien</dc:creator>
              <dc:date>2012-03-20T15:43:00</dc:date>
            </office:change-info>
          </text:insertion>
        </text:changed-region>
        <text:changed-region xml:id="ct81189808" text:id="ct81189808">
          <text:insertion>
            <office:change-info>
              <dc:creator>Gauthier Bastien</dc:creator>
              <dc:date>2013-01-18T11:42:00</dc:date>
            </office:change-info>
          </text:insertion>
        </text:changed-region>
        <text:changed-region xml:id="ct81877376" text:id="ct81877376">
          <text:insertion>
            <office:change-info>
              <dc:creator>Gauthier Bastien</dc:creator>
              <dc:date>2012-04-23T10:51:00</dc:date>
            </office:change-info>
          </text:insertion>
        </text:changed-region>
        <text:changed-region xml:id="ct81877568" text:id="ct81877568">
          <text:insertion>
            <office:change-info>
              <dc:creator>Gauthier Bastien</dc:creator>
              <dc:date>2012-04-23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</text:p>
          <text:p text:style-name="P1">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84431856"/>self.displayValue(self.listProposingGroups(),self.getProposingGroup())<text:change-end text:change-id="ct84431856"/></text:p>
          <text:p text:style-name="P3"><text:line-break/>Correspondant :<text:line-break/><text:change-start text:change-id="ct85869824"/>self.portal_membership.getMemberInfo(self.Creator())['fullname']<text:change-end text:change-id="ct85869824"/></text:p>
          <text:p text:style-name="P3"><text:line-break/>Références :<text:line-break/><text:change-start text:change-id="ct85870016"/>self.getItemReference()<text:change-end text:change-id="ct85870016"/></text:p>
        </draw:text-box>
      </draw:frame>
      <text:p text:style-name="P7"><text:span text:style-name="T1">Du registre aux délibérations du </text:span><text:change-start text:change-id="ct81189808"/><text:span text:style-name="T1">self.portal_plonemeeting.getMeetingConfig(self).Title()</text:span><text:change-end text:change-id="ct81189808"/><text:span text:style-name="T1"> a été extrait ce qui suit :</text:span><text:line-break/></text:p>
      <text:p text:style-name="P8">Séance du <text:change-start text:change-id="ct81877376"/>self.getPreferredMeeting()!= 'whatever' and self.uid_catalog(UID=self.getPreferredMeeting())[0].getObject().Title() or '???'<text:change-end text:change-id="ct81877376"/></text:p>
      <text:p text:style-name="P7"><text:line-break/><text:span text:style-name="T2">Etaient présents :</text:span></text:p>
      <text:p text:style-name="P4">-</text:p>
      <text:p text:style-name="P5"><text:change-start text:change-id="ct81877568"/><text:span text:style-name="T3">self.</text:span>Title()<text:change-end text:change-id="ct81877568"/></text:p>
      <text:p text:style-name="P4"/>
      <text:p text:style-name="P6"><office:annotation><dc:date>2009-09-29T00:00:00</dc:date><text:p><text:span text:style-name="T4">do text</text:span></text:p><text:p text:style-name="P10"><text:span text:style-name="T4">from view.printXhtml(self, (self.getMotivation(), '&lt;p&gt;&lt;strong&gt;DECIDE:&lt;/strong&gt;&lt;/p&gt;', self.getDecision()))</text:span></text:p></office:annotation>Décision</text:p>
      <text:p text:style-name="P7"/>
      <text:p text:style-name="P9">Fait en séance à l’Hôtel de Ville, date que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4" svg:font-family="Tahoma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1pt"/>
    </style:style>
    <style:style style:name="Text_20_body" style:display-name="Text body" style:family="paragraph" style:parent-style-name="Standard2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2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08-17T12:57:09</meta:creation-date>
    <dc:language>fr-FR</dc:language>
    <meta:editing-cycles>31</meta:editing-cycles>
    <meta:editing-duration>PT1H7M20S</meta:editing-duration>
    <meta:initial-creator>Gauthier Bastien</meta:initial-creator>
    <dc:date>2016-03-15T11:18:21.304662639</dc:date>
    <meta:document-statistic meta:table-count="0" meta:image-count="0" meta:object-count="0" meta:page-count="1" meta:paragraph-count="13" meta:word-count="53" meta:character-count="595" meta:non-whitespace-character-count="550"/>
    <meta:user-defined meta:name="Info 1"/>
    <meta:user-defined meta:name="Info 2"/>
    <meta:user-defined meta:name="Info 3"/>
    <meta:user-defined meta:name="Info 4"/>
  </office:meta>
</office:document-meta>
</file>